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c7784" officeooo:paragraph-rsid="000c778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c7784" officeooo:paragraph-rsid="000d7fa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d7fa0" officeooo:paragraph-rsid="000d7fa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fdca6" officeooo:paragraph-rsid="0011d0b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af55a" officeooo:paragraph-rsid="000af55a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370d7"/>
    </style:style>
    <style:style style:name="P7" style:family="paragraph" style:parent-style-name="Standard">
      <style:paragraph-properties fo:text-align="start" style:justify-single-word="false"/>
      <style:text-properties officeooo:paragraph-rsid="001558a4"/>
    </style:style>
    <style:style style:name="P8" style:family="paragraph" style:parent-style-name="Standard">
      <style:paragraph-properties fo:text-align="start" style:justify-single-word="false"/>
      <style:text-properties officeooo:rsid="001370d7" officeooo:paragraph-rsid="001370d7"/>
    </style:style>
    <style:style style:name="P9" style:family="paragraph" style:parent-style-name="Preformatted_20_Text">
      <style:paragraph-properties fo:text-align="start" style:justify-single-word="false"/>
      <style:text-properties fo:font-size="10pt" fo:font-weight="normal" officeooo:rsid="000fdca6" officeooo:paragraph-rsid="000fdca6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7784" officeooo:paragraph-rsid="000c778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7fa0" officeooo:paragraph-rsid="000d7fa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fdca6" officeooo:paragraph-rsid="000fdca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1d0b6" officeooo:paragraph-rsid="0011d0b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1d0b6" officeooo:paragraph-rsid="000fdca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370d7" officeooo:paragraph-rsid="001370d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paragraph-rsid="001370d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5b273" officeooo:paragraph-rsid="0015b273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d7fa0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1d0b6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370d7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558a4" style:font-size-asian="12pt" style:font-weight-asian="normal" style:font-size-complex="12pt" style:font-weight-complex="normal"/>
    </style:style>
    <style:style style:name="T6" style:family="text">
      <style:text-properties fo:color="#0066ff" loext:opacity="100%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66ff" loext:opacity="100%" fo:font-size="12pt" style:text-underline-style="none" fo:font-weight="normal" officeooo:rsid="000d7fa0" style:font-size-asian="12pt" style:font-weight-asian="normal" style:font-size-complex="12pt" style:font-weight-complex="normal"/>
    </style:style>
    <style:style style:name="T8" style:family="text">
      <style:text-properties fo:color="#000000" loext:opacity="100%" fo:font-size="12pt" style:text-underline-style="none" fo:font-weight="normal" officeooo:rsid="000e4c82" style:font-size-asian="12pt" style:font-weight-asian="normal" style:font-size-complex="12pt" style:font-weight-complex="normal"/>
    </style:style>
    <style:style style:name="T9" style:family="text">
      <style:text-properties fo:color="#ff3333" loext:opacity="100%" fo:font-size="12pt" fo:font-weight="normal" officeooo:rsid="0011d0b6" style:font-size-asian="12pt" style:font-weight-asian="normal" style:font-size-complex="12pt" style:font-weight-complex="normal"/>
    </style:style>
    <style:style style:name="T10" style:family="text">
      <style:text-properties officeooo:rsid="001715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utorial OpenCM</text:p>
      <text:p text:style-name="P5"/>
      <text:p text:style-name="P1"/>
      <text:p text:style-name="P1">Configuração do Arduino IDE:</text:p>
      <text:p text:style-name="P1"/>
      <text:p text:style-name="P1"><text:tab/><text:span text:style-name="T1">Seguir o tutorial presente no</text:span><text:span text:style-name="T2">s</text:span><text:span text:style-name="T1"> link</text:span><text:span text:style-name="T2">s (lembrando que para o tutorial do ROS é necessário adaptar os comandos de acordo com o distro utilizado)</text:span><text:span text:style-name="T1">: <text:s/></text:span></text:p>
      <text:p text:style-name="P10"/>
      <text:p text:style-name="P1"><text:span text:style-name="T1"><text:tab/></text:span><text:a xlink:type="simple" xlink:href="http://emanual.robotis.com/docs/en/parts/controller/opencm904/#arduino-ide" text:style-name="Internet_20_link" text:visited-style-name="Visited_20_Internet_20_Link">http://emanual.robotis.com/docs/en/parts/controller/opencm904/#arduino-ide</text:a><text:span text:style-name="T6"> </text:span></text:p>
      <text:p text:style-name="P1"/>
      <text:p text:style-name="P2"><text:tab/><text:a xlink:type="simple" xlink:href="http://wiki.ros.org/rosserial_arduino/Tutorials/Arduino%20IDE%20Setup" text:style-name="Internet_20_link" text:visited-style-name="Visited_20_Internet_20_Link">http://wiki.ros.org/rosserial_arduino/Tutorials/Arduino%20IDE%20Setup</text:a><text:span text:style-name="T7"> </text:span><text:span text:style-name="T8">(Seguir apenas o tópico 2.1 de instalação nesse momento)</text:span></text:p>
      <text:p text:style-name="P2"/>
      <text:p text:style-name="P1"><text:tab/><text:span text:style-name="T1">Como as bibliotecas mudam com o tempo, pode existir algumas incompatibilidades entre esse tutorial com a versão mais recente. Porém, atualmente o tutorial de instalação da Robotis não apresenta nenhum problema e, ao final, seu Arduino IDE já conseguirá compilar e enviar programas <text:s/>para a OpenCM.</text:span></text:p>
      <text:p text:style-name="P10"/>
      <text:p text:style-name="P3">Compilar nova ros_lib:</text:p>
      <text:p text:style-name="P3"/>
      <text:p text:style-name="P3"><text:tab/><text:span text:style-name="T1">Para utilizar mensagens do ROS customizadas, é necessário compilar uma versão da ros_lib para arduino e, em seguida, adicionar para as bibliotecas do Arduino. </text:span></text:p>
      <text:p text:style-name="P11"/>
      <text:p text:style-name="P12"><text:tab/>No workspace da edrom, execute:</text:p>
      <text:p text:style-name="P12"/>
      <text:p text:style-name="P9">rosrun rosserial_arduino make_libraries.py .</text:p>
      <text:p text:style-name="P12"><text:s/></text:p>
      <text:p text:style-name="P12"><text:tab/>Uma pasta ros_lib irá ser criada no mesmo diretório com todas as mensagens, recorte essa pasta e substitua em:</text:p>
      <text:p text:style-name="P12"/>
      <text:p text:style-name="P12">.arduino15/packages/OpenCm904/hardware/OpenCm904/X.X.X/libraries</text:p>
      <text:p text:style-name="P17">(comando na pasta da edrom para vesão 1.5.1:</text:p>
      <text:p text:style-name="P17">rm -rf ../.arduino15/packages/OpenCM904/hardware/OpenCM904/1.5.1/libraries/ros_lib/ &amp;&amp; mv ros_<text:span text:style-name="T10">lib</text:span>/ ../.arduino15/packages/OpenCM904/hardware/OpenCM904/1.5.1/libraries/</text:p>
      <text:p text:style-name="P17">)</text:p>
      <text:p text:style-name="P12"/>
      <text:p text:style-name="P12"><text:tab/>Lembrando que por ser uma pasta oculta é necessário executar ctrl+H para visualizar no Linux, além disso, o nome dos diretórios pode ter alguma alteração devido as diferentes versões. Se for o caso, tente procurar a pasta do board da OpenCm e, dentro dela, a ros_lib que já vem instalação. </text:p>
      <text:p text:style-name="P4"><text:span text:style-name="T1"><text:tab/></text:span><text:span text:style-name="T3">Na versão atual, a nova biblioteca adicionada vai possuir um erro de código que deverá ser corrigido para conseguir compilar códigos da OpenCM que usam ROS – para verificar se é o caso, inclua a ros_lib.h em um projeto da OpenCM na ArduinoIDE e tente compilar, se der erro (</text:span><text:span text:style-name="T9">error: cannot convert 'USBSerial*' to 'HardwareSerial*'</text:span><text:span text:style-name="T3">), siga os passos adiante. <text:tab/></text:span></text:p>
      <text:p text:style-name="P13"><text:tab/>Dentro da nova ros_lib, abra o arquivo ArduinoHardware.h em um editor de código e execute as seguintes ações: </text:p>
      <text:p text:style-name="P14"/>
      <text:p text:style-name="P13">Substitua</text:p>
      <text:p text:style-name="P13"><text:tab/>#define SERIAL_CLASS HardwareSerial</text:p>
      <text:p text:style-name="P13"><text:soft-page-break/>por</text:p>
      <text:p text:style-name="P13"><text:tab/>#define SERIAL_CLASS USBSerial</text:p>
      <text:p text:style-name="P13"/>
      <text:p text:style-name="P6"><text:span text:style-name="T4"><text:tab/>E no procure a última linha que aparece o termo: </text:span><text:span text:style-name="T1">USE_TEENSY_HW_SERIAL, </text:span><text:span text:style-name="T4">na linha seguinte, substitua:</text:span></text:p>
      <text:p text:style-name="P15"><text:tab/>iostream = &amp;Serial1;</text:p>
      <text:p text:style-name="P8"><text:span text:style-name="T4">p</text:span><text:span text:style-name="T1">or</text:span></text:p>
      <text:p text:style-name="P16"><text:tab/>iostream = &amp;Serial2;</text:p>
      <text:p text:style-name="P16"/>
      <text:p text:style-name="P7"><text:span text:style-name="T1"><text:tab/></text:span><text:span text:style-name="T4">Salve e teste a compilação novamente. </text:span></text:p>
      <text:p text:style-name="P7"><text:span text:style-name="T4"><text:tab/></text:span><text:span text:style-name="T5">Nesse ponto, espero que você já seja capaz de criar códigos utilizando ROS e as bibliotecas para Dynamixel para a OpenCM, lembrando que toda vez que a mensagem customizada for modificada, será necessário executar essa sessão do tutorial novamen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9T19:52:23.900774310</meta:creation-date>
    <dc:date>2022-10-05T11:39:30.608136902</dc:date>
    <meta:editing-duration>PT1H21M45S</meta:editing-duration>
    <meta:editing-cycles>11</meta:editing-cycles>
    <meta:generator>LibreOffice/7.2.3.2$Linux_X86_64 LibreOffice_project/d166454616c1632304285822f9c83ce2e660fd92</meta:generator>
    <meta:document-statistic meta:table-count="0" meta:image-count="0" meta:object-count="0" meta:page-count="2" meta:paragraph-count="29" meta:word-count="360" meta:character-count="2606" meta:non-whitespace-character-count="2245"/>
  </office:meta>
</office:document-meta>
</file>